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0993in" table:align="left"/>
    </style:style>
    <style:style style:name="Table1.A" style:family="table-column">
      <style:table-column-properties style:column-width="1.3889in"/>
    </style:style>
    <style:style style:name="Table1.B" style:family="table-column">
      <style:table-column-properties style:column-width="1.2021in"/>
    </style:style>
    <style:style style:name="Table1.C" style:family="table-column">
      <style:table-column-properties style:column-width="1.4688in"/>
    </style:style>
    <style:style style:name="Table1.D" style:family="table-column">
      <style:table-column-properties style:column-width="2.0396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Heading_20_2">
      <style:text-properties style:font-name="Google Sans"/>
    </style:style>
    <style:style style:name="P2" style:family="paragraph" style:parent-style-name="Heading_20_3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3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5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weight="bold"/>
    </style:style>
    <style:style style:name="P6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7" style:family="paragraph" style:parent-style-name="Heading_20_4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8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9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0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1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12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ort Mapping and Interfacing Specification</text:h>
      <text:h text:style-name="P2" text:outline-level="3">1. Hardware Configuration</text:h>
      <text:p text:style-name="P3">The system utilizes an <text:span text:style-name="T1">Intel 8086 Microprocessor</text:span> interfaced with an <text:span text:style-name="T1">Intel 8255 Programmable Peripheral Interface (PPI)</text:span>. The 8255 is configured in <text:span text:style-name="T1">Mode 0</text:span> (Basic Input/Output) to facilitate communication between the processor and the game peripherals.</text:p>
      <text:h text:style-name="P2" text:outline-level="3">2. Address Decoding Logic</text:h>
      <text:p text:style-name="P3">The 8255 is mapped into the I/O space of the 8086. Address lines <text:span text:style-name="T1">A1</text:span> and <text:span text:style-name="T1">A2</text:span> from the microprocessor are connected to the <text:span text:style-name="T1">A0</text:span> and <text:span text:style-name="T1">A1</text:span> pins of the 8255, respectively. This alignment ensures that the ports are accessible at even-address offsets, consistent with the 8086 16-bit architecture requirement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<text:span text:style-name="Strong_20_Emphasis"><text:span text:style-name="T2">8255 Register</text:span></text:span></text:p>
            </table:table-cell>
            <table:table-cell table:style-name="Table1.A1" office:value-type="string">
              <text:p text:style-name="P4"><text:span text:style-name="Strong_20_Emphasis"><text:span text:style-name="T2">Internal Offset</text:span></text:span></text:p>
            </table:table-cell>
            <table:table-cell table:style-name="Table1.A1" office:value-type="string">
              <text:p text:style-name="P4"><text:span text:style-name="Strong_20_Emphasis"><text:span text:style-name="T2">I/O Address (Hex)</text:span></text:span></text:p>
            </table:table-cell>
            <table:table-cell table:style-name="Table1.A1" office:value-type="string">
              <text:p text:style-name="P4"><text:span text:style-name="Strong_20_Emphasis"><text:span text:style-name="T2">Function</text:span></text:span></text:p>
            </table:table-cell>
          </table:table-row>
        </table:table-header-rows>
        <table:table-row>
          <table:table-cell table:style-name="Table1.A1" office:value-type="string">
            <text:p text:style-name="P5">Port A</text:p>
          </table:table-cell>
          <table:table-cell table:style-name="Table1.A1" office:value-type="string">
            <text:p text:style-name="P6">00</text:p>
          </table:table-cell>
          <table:table-cell table:style-name="Table1.A1" office:value-type="string">
            <text:p text:style-name="P5">00H</text:p>
          </table:table-cell>
          <table:table-cell table:style-name="Table1.A1" office:value-type="string">
            <text:p text:style-name="P6">Output to 6 LEDs</text:p>
          </table:table-cell>
        </table:table-row>
        <table:table-row>
          <table:table-cell table:style-name="Table1.A1" office:value-type="string">
            <text:p text:style-name="P5">Port B</text:p>
          </table:table-cell>
          <table:table-cell table:style-name="Table1.A1" office:value-type="string">
            <text:p text:style-name="P6">01</text:p>
          </table:table-cell>
          <table:table-cell table:style-name="Table1.A1" office:value-type="string">
            <text:p text:style-name="P5">02H</text:p>
          </table:table-cell>
          <table:table-cell table:style-name="Table1.A1" office:value-type="string">
            <text:p text:style-name="P6">Input from 6 Push Buttons</text:p>
          </table:table-cell>
        </table:table-row>
        <table:table-row>
          <table:table-cell table:style-name="Table1.A1" office:value-type="string">
            <text:p text:style-name="P5">Port C</text:p>
          </table:table-cell>
          <table:table-cell table:style-name="Table1.A1" office:value-type="string">
            <text:p text:style-name="P6">10</text:p>
          </table:table-cell>
          <table:table-cell table:style-name="Table1.A1" office:value-type="string">
            <text:p text:style-name="P5">04H</text:p>
          </table:table-cell>
          <table:table-cell table:style-name="Table1.A1" office:value-type="string">
            <text:p text:style-name="P6">Unused / Reserved</text:p>
          </table:table-cell>
        </table:table-row>
        <table:table-row>
          <table:table-cell table:style-name="Table1.A1" office:value-type="string">
            <text:p text:style-name="P5">Control Register</text:p>
          </table:table-cell>
          <table:table-cell table:style-name="Table1.A1" office:value-type="string">
            <text:p text:style-name="P6">11</text:p>
          </table:table-cell>
          <table:table-cell table:style-name="Table1.A1" office:value-type="string">
            <text:p text:style-name="P5">06H</text:p>
          </table:table-cell>
          <table:table-cell table:style-name="Table1.A1" office:value-type="string">
            <text:p text:style-name="P6">Initialization / Mode Select</text:p>
          </table:table-cell>
        </table:table-row>
      </table:table>
      <text:p text:style-name="Horizontal_20_Line"/>
      <text:h text:style-name="P2" text:outline-level="3">3. Port Functional Assignment</text:h>
      <text:h text:style-name="P7" text:outline-level="4">Port A (Data Output)</text:h>
      <text:list text:style-name="L1">
        <text:list-item>
          <text:p text:style-name="P8"><text:span text:style-name="T1">Pins:</text:span> PA0 to PA5.</text:p>
        </text:list-item>
        <text:list-item>
          <text:p text:style-name="P8"><text:span text:style-name="T1">Connection:</text:span> Connected to 6 LEDs via $220\Omega$ current-limiting resistors.</text:p>
        </text:list-item>
        <text:list-item>
          <text:p text:style-name="P8"><text:span text:style-name="T1">Logic:</text:span> Writing a logic '1' to a bit position illuminates the corresponding LED.</text:p>
        </text:list-item>
      </text:list>
      <text:h text:style-name="P7" text:outline-level="4">Port B (Data Input)</text:h>
      <text:list text:style-name="L2">
        <text:list-item>
          <text:p text:style-name="P9"><text:span text:style-name="T1">Pins:</text:span> PB0 to PB5.</text:p>
        </text:list-item>
        <text:list-item>
          <text:p text:style-name="P9"><text:span text:style-name="T1">Connection:</text:span> Connected to 6 Push Buttons with $10k\Omega$ pull-down resistors.</text:p>
        </text:list-item>
        <text:list-item>
          <text:p text:style-name="P9"><text:span text:style-name="T1">Logic:</text:span> Reading the port returns a logic '1' for a pressed button and '0' for an idle state.</text:p>
        </text:list-item>
      </text:list>
      <text:p text:style-name="Horizontal_20_Line"/>
      <text:h text:style-name="P2" text:outline-level="3">4. Control Word Initialization</text:h>
      <text:p text:style-name="P3">To satisfy the requirements for Stage 1, the 8255 must be initialized by writing a specific <text:span text:style-name="T1">Control Word</text:span> to the Control Register at address <text:span text:style-name="T1">06H</text:span>.</text:p>
      <text:list text:style-name="L3">
        <text:list-item>
          <text:p text:style-name="P10"><text:span text:style-name="T1">Control Word:</text:span> $82H$ ($10000010_2$)</text:p>
        </text:list-item>
        <text:list-item>
          <text:p text:style-name="P11"><text:soft-page-break/>Bit Breakdown:</text:p>
          <text:list>
            <text:list-item>
              <text:p text:style-name="P10">Bit 7 ($1$): Flag set for Mode Set Flag.</text:p>
            </text:list-item>
            <text:list-item>
              <text:p text:style-name="P10">Bits 6-5 ($00$): Port A set to Mode 0.</text:p>
            </text:list-item>
            <text:list-item>
              <text:p text:style-name="P10">Bit 4 ($0$): Port A defined as <text:span text:style-name="T1">Output</text:span>.</text:p>
            </text:list-item>
            <text:list-item>
              <text:p text:style-name="P10">Bit 3 ($0$): Port C (Upper) defined as Output.</text:p>
            </text:list-item>
            <text:list-item>
              <text:p text:style-name="P10">Bit 2 ($0$): Port B set to Mode 0.</text:p>
            </text:list-item>
            <text:list-item>
              <text:p text:style-name="P10">Bit 1 ($1$): Port B defined as <text:span text:style-name="T1">Input</text:span>.</text:p>
            </text:list-item>
            <text:list-item>
              <text:p text:style-name="P10">Bit 0 ($0$): Port C (Lower) defined as Output.</text:p>
            </text:list-item>
          </text:list>
        </text:list-item>
      </text:list>
      <text:p text:style-name="Horizontal_20_Line"/>
      <text:h text:style-name="P2" text:outline-level="3">5. Signal Interfacing Summary</text:h>
      <text:p text:style-name="P3">The interface is completed using the following control signals:</text:p>
      <text:list text:style-name="L4">
        <text:list-item>
          <text:p text:style-name="P12"><text:span text:style-name="T1">$\overline{RD}$ and $\overline{WR}$:</text:span> Synchronize data transfer during I/O instructions.</text:p>
        </text:list-item>
        <text:list-item>
          <text:p text:style-name="P12"><text:span text:style-name="T1">M/$\overline{IO}$:</text:span> Inverted to drive the <text:span text:style-name="T1">$\overline{CS}$</text:span> (Chip Select) pin of the 8255, ensuring the peripheral is only active during I/O bus cycle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4T13:27:23.644945724</meta:creation-date>
    <dc:date>2026-03-24T13:27:49.362562950</dc:date>
    <meta:editing-duration>PT26S</meta:editing-duration>
    <meta:editing-cycles>1</meta:editing-cycles>
    <meta:document-statistic meta:table-count="1" meta:image-count="0" meta:object-count="0" meta:page-count="2" meta:paragraph-count="49" meta:word-count="363" meta:character-count="2102" meta:non-whitespace-character-count="1805"/>
    <meta:generator>LibreOffice/26.2.0.3$Linux_X86_64 LibreOffice_project/620$Build-3</meta:generator>
  </office:meta>
</office:document-meta>
</file>